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Звичайний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2" style:parent-style-name="Заголовок3" style:family="paragraph">
      <style:paragraph-properties fo:margin-top="0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" style:parent-style-name="Заголовок3" style:family="paragraph">
      <style:paragraph-properties fo:margin-top="0in" fo:margin-left="0.0104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" style:parent-style-name="Заголовок3" style:family="paragraph">
      <style:paragraph-properties fo:margin-top="0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5" style:parent-style-name="Заголовок3" style:family="paragraph">
      <style:paragraph-properties fo:margin-top="0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6" style:parent-style-name="Заголовок3" style:family="paragraph">
      <style:paragraph-properties fo:margin-top="0in" fo:margin-left="0.0104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7" style:parent-style-name="Заголовок3" style:family="paragraph">
      <style:paragraph-properties fo:margin-top="0in" fo:margin-left="0.0104in">
        <style:tab-stops/>
      </style:paragraph-properties>
    </style:style>
    <style:style style:name="T8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9" style:parent-style-name="Звичайнийвеб" style:family="paragraph">
      <style:paragraph-properties fo:text-align="center" fo:margin-top="0in" fo:margin-bottom="0in"/>
    </style:style>
    <style:style style:name="T10" style:parent-style-name="Шрифтабзацузапромовчанням" style:family="text">
      <style:text-properties style:font-name="Arial Black" fo:text-shadow="0.0416in 0.0277in 0in #9999FF" fo:color="#B2B2B2" fo:font-size="36pt" style:font-size-asian="36pt" style:font-size-complex="36pt"/>
    </style:style>
    <style:style style:name="P11" style:parent-style-name="Звичайнийвеб" style:family="paragraph">
      <style:paragraph-properties fo:text-align="center" fo:margin-top="0in" fo:margin-bottom="0in"/>
    </style:style>
    <style:style style:name="T12" style:parent-style-name="Шрифтабзацузапромовчанням" style:family="text">
      <style:text-properties style:font-name="Arial Black" fo:text-shadow="0.0416in 0.0277in 0in #9999FF" fo:color="#B2B2B2" fo:font-size="36pt" style:font-size-asian="36pt" style:font-size-complex="36pt"/>
    </style:style>
    <style:style style:name="P13" style:parent-style-name="Звичайнийвеб" style:family="paragraph">
      <style:paragraph-properties fo:text-align="center" fo:margin-top="0in" fo:margin-bottom="0in"/>
    </style:style>
    <style:style style:name="T14" style:parent-style-name="Шрифтабзацузапромовчанням" style:family="text">
      <style:text-properties style:font-name="Arial Black" fo:text-shadow="0.0416in 0.0277in 0in #9999FF" fo:color="#B2B2B2" fo:font-size="36pt" style:font-size-asian="36pt" style:font-size-complex="36pt"/>
    </style:style>
    <style:style style:name="P15" style:parent-style-name="Основнийтекст" style:family="paragraph">
      <style:paragraph-properties fo:break-before="page" fo:margin-bottom="0in"/>
    </style:style>
    <style:style style:name="T16" style:parent-style-name="Шрифтабзацузапромовчанням" style:family="text">
      <style:text-properties fo:font-weight="bold" style:font-weight-asian="bold" fo:font-size="26pt" style:font-size-asian="26pt" style:font-size-complex="26pt"/>
    </style:style>
    <style:style style:name="T17" style:parent-style-name="Шрифтабзацузапромовчанням" style:family="text">
      <style:text-properties fo:font-weight="bold" style:font-weight-asian="bold" fo:font-size="14pt" style:font-size-asian="14pt" style:font-size-complex="14pt" fo:language="uk" fo:country="UA" style:language-asian="uk" style:country-asian="UA"/>
    </style:style>
    <style:style style:name="T18" style:parent-style-name="Шрифтабзацузапромовчанням" style:family="text">
      <style:text-properties fo:font-weight="bold" style:font-weight-asian="bold" fo:font-size="14pt" style:font-size-asian="14pt" style:font-size-complex="14pt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T19" style:parent-style-name="Шрифтабзацузапромовчанням" style:family="text">
      <style:text-properties fo:font-weight="bold" style:font-weight-asian="bold"/>
    </style:style>
    <style:style style:name="T20" style:parent-style-name="Шрифтабзацузапромовчанням" style:family="text">
      <style:text-properties fo:font-size="14pt" style:font-size-asian="14pt" style:font-size-complex="14pt"/>
    </style:style>
    <style:style style:name="T21" style:parent-style-name="Шрифтабзацузапромовчанням" style:family="text">
      <style:text-properties fo:font-size="14pt" style:font-size-asian="14pt" style:font-size-complex="14pt"/>
    </style:style>
    <style:style style:name="T22" style:parent-style-name="Шрифтабзацузапромовчанням" style:family="text">
      <style:text-properties fo:font-size="14pt" style:font-size-asian="14pt" style:font-size-complex="14pt"/>
    </style:style>
    <style:style style:name="T23" style:parent-style-name="Шрифтабзацузапромовчанням" style:family="text">
      <style:text-properties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24" style:parent-style-name="Основнийтекст" style:family="paragraph">
      <style:paragraph-properties fo:break-before="page"/>
    </style:style>
    <style:style style:name="T25" style:parent-style-name="Шрифтабзацузапромовчанням" style:family="text">
      <style:text-properties fo:font-weight="bold" style:font-weight-asian="bold" fo:font-size="26pt" style:font-size-asian="26pt" style:font-size-complex="26pt"/>
    </style:style>
    <style:style style:name="P26" style:parent-style-name="Основнийтекст" style:family="paragraph">
      <style:text-properties fo:font-weight="bold" style:font-weight-asian="bold" fo:font-size="16pt" style:font-size-asian="16pt" style:font-size-complex="16pt" fo:language="uk" fo:country="UA"/>
    </style:style>
    <style:style style:name="T27" style:parent-style-name="Шрифтабзацузапромовчанням" style:family="text">
      <style:text-properties fo:font-size="14pt" style:font-size-asian="14pt"/>
    </style:style>
    <style:style style:name="P28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9" style:parent-style-name="Заголовок3" style:family="paragraph">
      <style:paragraph-properties fo:break-before="page"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0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1" style:parent-style-name="Шрифтабзацузапромовчанням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32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3" style:parent-style-name="Шрифтабзацузапромовчанням" style:family="text">
      <style:text-properties style:font-name="Times New Roman" style:font-name-complex="Times New Roman" style:use-window-font-color="true" fo:font-size="16pt" style:font-size-asian="16pt" style:font-size-complex="16pt" fo:language="uk" fo:country="UA" style:language-asian="uk" style:country-asian="UA"/>
    </style:style>
    <style:style style:name="P34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5" style:parent-style-name="Шрифтабзацузапромовчанням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P36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7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38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9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0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41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42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43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4" style:parent-style-name="Заголовок3" style:family="paragraph">
      <style:paragraph-properties fo:break-before="page"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5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46" style:parent-style-name="Шрифтабзацузапромовчанням" style:family="text"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47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48" style:parent-style-name="Шрифтабзацузапромовчанням" style:family="text">
      <style:text-properties style:font-name="Times New Roman" style:font-name-complex="Times New Roman" style:use-window-font-color="true" fo:font-size="16pt" style:font-size-asian="16pt" style:font-size-complex="16pt" fo:language="uk" fo:country="UA" style:language-asian="uk" style:country-asian="UA"/>
    </style:style>
    <style:style style:name="P49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0" style:parent-style-name="Шрифтабзацузапромовчанням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P51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2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3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h text:style-name="P2" text:outline-level="3"/>
      <text:h text:style-name="P3" text:outline-level="3"/>
      <text:h text:style-name="P4" text:outline-level="3"/>
      <text:h text:style-name="P5" text:outline-level="3"/>
      <text:h text:style-name="P6" text:outline-level="3"/>
      <text:h text:style-name="P7" text:outline-level="3"><text:span text:style-name="T8"><draw:frame draw:id="id0" draw:style-name="a0" draw:name="WordArt 1" text:anchor-type="as-char" svg:x="0in" svg:y="0in" svg:width="5.78125in" svg:height="4.15625in" style:rel-width="scale" style:rel-height="scale"><draw:text-box><text:p text:style-name="P9"><text:span text:style-name="T10">Знаменитые</text:span></text:p><text:p text:style-name="P11"><text:span text:style-name="T12">имена в</text:span></text:p><text:p text:style-name="P13"><text:span text:style-name="T14">информатике</text:span></text:p></draw:text-box><svg:title/><svg:desc/></draw:frame></text:span></text:h>
      <text:soft-page-break/>
      <text:p text:style-name="P15"><text:span text:style-name="T16">Блез Паскаль</text:span></text:p>
      <text:p text:style-name="Основнийтекст"><text:span text:style-name="T17"><draw:frame draw:style-name="a1" draw:name="Рисунок 2" text:anchor-type="as-char" svg:x="0in" svg:y="0in" svg:width="3.46875in" svg:height="4.13542in" style:rel-width="scale" style:rel-height="scale"><draw:image xlink:href="media/image1.jpeg" xlink:type="simple" xlink:show="embed" xlink:actuate="onLoad"/><svg:title/><svg:desc>paskal_1</svg:desc></draw:frame></text:span></text:p>
      <text:p text:style-name="Основнийтекст"><text:span text:style-name="T18">1623-1662</text:span></text:p>
      <text:section text:name="Sect1" text:style-name="S1">
        <text:soft-page-break/>
        <text:p text:style-name="Основнийтекст"><text:span text:style-name="T19">БЛЕЗ ПАСКАЛЬ</text:span><text:s/>-<text:s/><text:span text:style-name="T20">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21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<text:s/></text:span><text:soft-page-break/><text:span text:style-name="T22">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oft-page-break/><text:span text:style-name="T23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</text:section>
      <text:section text:name="Sect2" text:style-name="S2">
        <text:soft-page-break/>
        <text:p text:style-name="Основнийтекст"/>
        <text:soft-page-break/>
        <text:p text:style-name="P24"><text:span text:style-name="T25">Лейбниц</text:span></text:p>
        <text:p text:style-name="P26">1646-1716</text:p>
        <text:p text:style-name="Основнийтекст"><text:span text:style-name="T27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span></text:p>
        <text:h text:style-name="P28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29" text:outline-level="3"/>
        <text:h text:style-name="P30" text:outline-level="3"><text:span text:style-name="T31">Чарльз Беббидж</text:span></text:h>
        <text:h text:style-name="P32" text:outline-level="3"><text:span text:style-name="T33"><draw:frame draw:style-name="a2" draw:name="Рисунок 3" text:anchor-type="as-char" svg:x="0in" svg:y="0in" svg:width="1.5625in" svg:height="2.08333in" style:rel-width="scale" style:rel-height="scale"><draw:image xlink:href="media/image2.jpeg" xlink:type="simple" xlink:show="embed" xlink:actuate="onLoad"/><svg:title/><svg:desc>bebbidge</svg:desc></draw:frame></text:span></text:h>
        <text:h text:style-name="P34" text:outline-level="3"><text:span text:style-name="T35">1792-1871</text:span></text:h>
        <text:h text:style-name="P36" text:outline-level="3"><text:span text:style-name="T37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38">первых</text:span><text:span text:style-name="T39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  <text:h text:style-name="P40" text:outline-level="3"><text:span text:style-name="T41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42">выражения</text:span><text:span text:style-name="T43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  <text:h text:style-name="P44" text:outline-level="3"/>
        <text:h text:style-name="P45" text:outline-level="3"><text:span text:style-name="T46">Ада Августа Байрон</text:span></text:h>
        <text:h text:style-name="P47" text:outline-level="3"><text:span text:style-name="T48"><draw:frame draw:style-name="a3" draw:name="Рисунок 4" text:anchor-type="as-char" svg:x="0in" svg:y="0in" svg:width="2.5in" svg:height="3.67708in" style:rel-width="scale" style:rel-height="scale"><draw:image xlink:href="media/image3.jpeg" xlink:type="simple" xlink:show="embed" xlink:actuate="onLoad"/><svg:title/><svg:desc>A</svg:desc></draw:frame></text:span></text:h>
        <text:h text:style-name="P49" text:outline-level="3"><text:span text:style-name="T50">1815-1852</text:span></text:h>
        <text:h text:style-name="P51" text:outline-level="3"><text:span text:style-name="T52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/text:span><text:soft-page-break/><text:span text:style-name="T53"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Основни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Звичайний" style:next-style-name="Основни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Звичайний" style:display-name="Звичайний" style:family="paragraph">
      <style:text-properties fo:font-size="12pt" style:font-size-asian="12pt" style:font-size-complex="12pt" fo:language="ru" fo:country="RU" style:language-asian="ar" style:country-asian="SA" fo:hyphenate="false"/>
    </style:style>
    <style:style style:name="Шрифтабзацузапромовчанням" style:display-name="Шрифт абзацу за промовчанням" style:family="text"/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Звичайний" style:next-style-name="Основни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ийтекст" style:display-name="Основний текст" style:family="paragraph" style:parent-style-name="Звичайни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ийтекст">
      <style:text-properties fo:hyphenate="false"/>
    </style:style>
    <style:style style:name="Название" style:display-name="Название" style:family="paragraph" style:parent-style-name="Звичайни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" style:display-name="Указатель" style:family="paragraph" style:parent-style-name="Звичайний">
      <style:paragraph-properties text:number-lines="false"/>
      <style:text-properties fo:hyphenate="false"/>
    </style:style>
    <style:style style:name="Звичайнийвеб" style:display-name="Звичайний (веб)" style:family="paragraph" style:parent-style-name="Звичайний">
      <style:paragraph-properties fo:margin-top="0.0694in" fo:margin-bottom="0.0694in"/>
      <style:text-properties fo:language="uk" fo:country="UA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58in" fo:margin-left="0.8479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User</dc:creator>
    <meta:creation-date>2020-10-07T07:04:00Z</meta:creation-date>
    <dc:date>2020-10-07T07:04:00Z</dc:date>
    <meta:print-date>1601-01-01T00:00:00Z</meta:print-date>
    <meta:template xlink:href="Normal.dotm" xlink:type="simple"/>
    <meta:editing-cycles>2</meta:editing-cycles>
    <meta:editing-duration>PT60S</meta:editing-duration>
    <meta:document-statistic meta:page-count="7" meta:paragraph-count="14" meta:word-count="4691" meta:character-count="7352" meta:row-count="22" meta:non-whitespace-character-count="2675"/>
  </office:meta>
</office:document-meta>
</file>